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F0000001401EA76B2C398925C6.png" manifest:media-type="image/png"/>
  <manifest:file-entry manifest:full-path="Pictures/10000000000000F000000140339CE893D2560E39.png" manifest:media-type="image/png"/>
  <manifest:file-entry manifest:full-path="Pictures/10000000000000F000000140F63DE7A1C5434FCF.png" manifest:media-type="image/png"/>
  <manifest:file-entry manifest:full-path="Pictures/10000000000000F000000140432B98F3D6CB9798.png" manifest:media-type="image/png"/>
  <manifest:file-entry manifest:full-path="Pictures/10000000000000F0000001403D331DD169B01D47.png" manifest:media-type="image/png"/>
  <manifest:file-entry manifest:full-path="Pictures/10000000000000F0000001406625B10176125990.png" manifest:media-type="image/png"/>
  <manifest:file-entry manifest:full-path="Pictures/10000000000000F0000001403BFE01C36B61A4AB.png" manifest:media-type="image/png"/>
  <manifest:file-entry manifest:full-path="Pictures/10000000000000F000000140A583D36AE639C91A.png" manifest:media-type="image/png"/>
  <manifest:file-entry manifest:full-path="Pictures/10000000000000F0000001408461BAA3DF9AEF6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iekt_20_bez_20_wypełnienia_20_i_20_bez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35cm" fo:min-width="2.94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2.784cm"/>
    </style:style>
    <style:style style:name="gr8" style:family="graphic" style:parent-style-name="standard">
      <style:graphic-properties draw:textarea-horizontal-align="justify" draw:textarea-vertical-align="middle" draw:auto-grow-height="false" fo:min-height="1.35cm" fo:min-width="6.468cm"/>
    </style:style>
    <style:style style:name="gr9" style:family="graphic" style:parent-style-name="standard">
      <style:graphic-properties draw:stroke="none" svg:stroke-color="#000000" draw:fill="none" draw:fill-color="#ffffff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frame draw:style-name="gr1" draw:text-style-name="P1" draw:layer="layout" svg:width="6.349cm" svg:height="8.466cm" svg:x="33.502cm" svg:y="3.334cm">
          <draw:image xlink:href="Pictures/10000000000000F0000001403D331DD169B01D47.png" xlink:type="simple" xlink:show="embed" xlink:actuate="onLoad">
            <text:p/>
          </draw:image>
        </draw:frame>
        <draw:frame draw:style-name="gr1" draw:text-style-name="P1" draw:layer="layout" svg:width="6.349cm" svg:height="8.466cm" svg:x="28.753cm" svg:y="15.134cm">
          <draw:image xlink:href="Pictures/10000000000000F000000140339CE893D2560E39.png" xlink:type="simple" xlink:show="embed" xlink:actuate="onLoad">
            <text:p/>
          </draw:image>
        </draw:frame>
        <draw:frame draw:style-name="gr2" draw:text-style-name="P2" draw:layer="layout" svg:width="6.349cm" svg:height="8.466cm" svg:x="24.902cm" svg:y="3.3cm">
          <draw:image xlink:href="Pictures/10000000000000F0000001406625B10176125990.png" xlink:type="simple" xlink:show="embed" xlink:actuate="onLoad">
            <text:p/>
          </draw:image>
        </draw:frame>
        <draw:frame draw:style-name="gr2" draw:text-style-name="P2" draw:layer="layout" svg:width="6.349cm" svg:height="8.466cm" svg:x="41.253cm" svg:y="18.7cm">
          <draw:image xlink:href="Pictures/10000000000000F0000001403BFE01C36B61A4AB.png" xlink:type="simple" xlink:show="embed" xlink:actuate="onLoad">
            <text:p/>
          </draw:image>
        </draw:frame>
        <draw:frame draw:style-name="gr2" draw:text-style-name="P2" draw:layer="layout" svg:width="6.349cm" svg:height="8.466cm" svg:x="41.351cm" svg:y="8.9cm">
          <draw:image xlink:href="Pictures/10000000000000F000000140F63DE7A1C5434FCF.png" xlink:type="simple" xlink:show="embed" xlink:actuate="onLoad">
            <text:p/>
          </draw:image>
        </draw:frame>
        <draw:frame draw:style-name="gr2" draw:text-style-name="P2" draw:layer="layout" svg:width="6.349cm" svg:height="8.466cm" svg:x="41.751cm" svg:y="29.934cm">
          <draw:image xlink:href="Pictures/10000000000000F0000001408461BAA3DF9AEF66.png" xlink:type="simple" xlink:show="embed" xlink:actuate="onLoad">
            <text:p/>
          </draw:image>
        </draw:frame>
        <draw:frame draw:style-name="gr2" draw:text-style-name="P2" draw:layer="layout" svg:width="6.349cm" svg:height="8.466cm" svg:x="28.777cm" svg:y="29.934cm">
          <draw:image xlink:href="Pictures/10000000000000F0000001401EA76B2C398925C6.png" xlink:type="simple" xlink:show="embed" xlink:actuate="onLoad">
            <text:p/>
          </draw:image>
        </draw:frame>
        <draw:frame draw:style-name="gr2" draw:text-style-name="P2" draw:layer="layout" svg:width="6.349cm" svg:height="8.466cm" svg:x="16.902cm" svg:y="8.9cm">
          <draw:image xlink:href="Pictures/10000000000000F000000140A583D36AE639C91A.png" xlink:type="simple" xlink:show="embed" xlink:actuate="onLoad">
            <text:p/>
          </draw:image>
        </draw:frame>
        <draw:custom-shape draw:style-name="gr3" draw:text-style-name="P1" draw:layer="layout" svg:width="4.3cm" svg:height="3.2cm" svg:x="23.3cm" svg:y="32.83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4.3cm" svg:height="3.2cm" svg:x="36.2cm" svg:y="32.83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4" draw:text-style-name="P2" draw:layer="layout" svg:x1="31.002cm" svg:y1="19.2cm" svg:x2="22.802cm" svg:y2="13.8cm">
          <text:p/>
        </draw:line>
        <draw:line draw:style-name="gr4" draw:text-style-name="P2" draw:layer="layout" svg:x1="30.502cm" svg:y1="17.5cm" svg:x2="28.002cm" svg:y2="11.1cm">
          <text:p/>
        </draw:line>
        <draw:line draw:style-name="gr5" draw:text-style-name="P3" draw:layer="layout" svg:x1="32.702cm" svg:y1="17.2cm" svg:x2="36.802cm" svg:y2="10.6cm">
          <text:p/>
        </draw:line>
        <draw:line draw:style-name="gr5" draw:text-style-name="P3" draw:layer="layout" svg:x1="32.402cm" svg:y1="19.1cm" svg:x2="42.102cm" svg:y2="13.6cm">
          <text:p/>
        </draw:line>
        <draw:line draw:style-name="gr5" draw:text-style-name="P3" draw:layer="layout" svg:x1="32.302cm" svg:y1="20.8cm" svg:x2="41.402cm" svg:y2="22.5cm">
          <text:p/>
        </draw:line>
        <draw:line draw:style-name="gr6" draw:text-style-name="P3" draw:layer="layout" svg:x1="2.7cm" svg:y1="28cm" svg:x2="11.5cm" svg:y2="28cm">
          <text:p text:style-name="P1">LONG CLICK</text:p>
        </draw:line>
        <draw:custom-shape draw:style-name="gr7" draw:text-style-name="P1" draw:layer="layout" svg:width="4.1cm" svg:height="3.2cm" draw:transform="rotate (1.5707963267949) translate (30.3cm 28.9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8.7cm" svg:height="3.2cm" svg:x="2.7cm" svg:y="30.6cm">
          <text:p text:style-name="P1">SWIPE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1" draw:layer="layout" svg:width="6.349cm" svg:height="8.466cm" svg:x="15.9cm" svg:y="29.934cm">
          <draw:image xlink:href="Pictures/10000000000000F000000140432B98F3D6CB9798.png" xlink:type="simple" xlink:show="embed" xlink:actuate="onLoad">
            <text:p/>
          </draw:image>
        </draw:frame>
        <draw:frame draw:style-name="gr9" draw:text-style-name="P4" draw:layer="layout" svg:width="18.7cm" svg:height="4.9cm" svg:x="1.6cm" svg:y="0.1cm">
          <draw:text-box>
            <text:p>OpenCyclingComputer GUI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3cm" fo:padding-bottom="0.125cm" fo:padding-left="0.25cm" fo:padding-right="0.25cm" draw:shadow="hidden" draw:shadow-offset-x="0.2cm" draw:shadow-offset-y="0.2cm" draw:shadow-color="#808080" text:animation="alternate" text:animation-start-inside="true" text:animation-stop-inside="true" text:animation-repeat="1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pag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>
      <style:graphic-properties draw:stroke-dash="Dashed_20__28_var_29__20_1" svg:stroke-width="0.6cm" svg:stroke-color="#3465a4" draw:marker-start="Circle" draw:marker-start-width="2cm" draw:marker-end="Rounded_20_short_20_Arrow" draw:marker-end-width="1.9cm" svg:stroke-opacity="70%" draw:fill="solid" draw:fill-color="#ff00ff" draw:opacity="10%" draw:auto-grow-height="false" fo:padding-top="3cm" fo:padding-left="0cm" draw:shadow="hidden" draw:shadow-color="#000000" draw:shadow-opacity="10%"/>
      <style:paragraph-properties>
        <style:tab-stops/>
      </style:paragraph-properties>
      <style:text-properties style:font-name="Liberation Sans1" fo:font-family="'Liberation Sans'" style:font-style-name="Regularna" style:font-family-generic="swiss" style:font-pitch="variable" fo:font-size="26pt"/>
    </style:style>
    <style:style style:name="Obiekt_20_bez_20_wypełnienia_20_i_20_bez_20_linii" style:display-name="Obiekt bez wypełnienia i bez linii" style:family="graphic">
      <style:graphic-properties draw:stroke="none" svg:stroke-color="#3465a4" draw:fill="none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rzemo Firszt</meta:initial-creator>
    <meta:creation-date>2018-10-01T15:07:58.094956345</meta:creation-date>
    <dc:date>2018-10-01T19:29:58.114166143</dc:date>
    <dc:creator>Przemo Firszt</dc:creator>
    <meta:editing-duration>PT19M24S</meta:editing-duration>
    <meta:editing-cycles>3</meta:editing-cycles>
    <meta:generator>LibreOffice/6.0.4.2$Linux_X86_64 LibreOffice_project/00$Build-2</meta:generator>
    <meta:document-statistic meta:object-count="20"/>
  </office:meta>
</office:document-meta>
</file>